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3.048in"/>
    </style:style>
    <style:style style:name="co15" style:family="table-column">
      <style:table-column-properties fo:break-before="auto" style:column-width="2.9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00ff00"/>
      <style:text-properties fo:color="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8" office:value-type="string">
            <text:p>+</text:p>
          </table:table-cell>
          <table:table-cell table:style-name="ce8" office:value-type="string">
            <text:p>concat</text:p>
          </table:table-cell>
          <table:table-cell table:style-name="ce8" office:value-type="string">
            <text:p>union</text:p>
          </table:table-cell>
          <table:table-cell table:style-name="ce8" office:value-type="string">
            <text:p>join</text:p>
          </table:table-cell>
          <table:table-cell table:style-name="ce8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8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/>
          <table:table-cell table:style-name="ce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number-columns-repeated="4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number-columns-repeated="4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/>
          <table:table-cell table:style-name="ce7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 table:number-columns-repeated="2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3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3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3"/>
          <table:table-cell office:value-type="string">
            <text:p>&lt;</text:p>
          </table:table-cell>
          <table:table-cell office:value-type="string">
            <text:p>LessThan</text:p>
          </table:table-cell>
          <table:table-cell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table:style-name="ce2"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3"/>
          <table:table-cell table:number-columns-repeated="5"/>
          <table:table-cell table:style-name="ce2"/>
          <table:table-cell table:style-name="ce2"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style-name="ce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3"/>
          <table:table-cell table:number-columns-repeated="5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3"/>
          <table:table-cell office:value-type="string">
            <text:p>&gt;</text:p>
          </table:table-cell>
          <table:table-cell office:value-type="string">
            <text:p>GreaterThen</text:p>
          </table:table-cell>
          <table:table-cell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3"/>
          <table:table-cell table:number-columns-repeated="5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3"/>
          <table:table-cell table:number-columns-repeated="5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"/>
          <table:table-cell table:style-name="Default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Default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"/>
          <table:table-cell table:style-name="Default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/>
          <table:table-cell table:style-name="ce7" table:number-columns-repeated="2"/>
          <table:table-cell table:style-name="ce9" office:value-type="string">
            <text:p>?</text:p>
          </table:table-cell>
          <table:table-cell table:style-name="ce2"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 table:style-name="ce9"/>
          <table:table-cell table:style-name="ce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/>
          <table:table-cell table:style-name="ce7" table:number-columns-repeated="2"/>
          <table:table-cell table:style-name="ce9"/>
          <table:table-cell table:style-name="ce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 table:style-name="ce9"/>
          <table:table-cell table:style-name="ce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Default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Default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style-name="Default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style-name="Default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 table:style-name="ce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5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7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style-name="Default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Default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9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9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9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9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office:value-type="string">
            <text:p>Replace i-th element of a lis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3" office:value-type="string">
            <text:p>length()</text:p>
          </table:table-cell>
          <table:table-cell table:style-name="ce3" office:value-type="string">
            <text:p>Library function. Naamgeving is inconsistent!</text:p>
          </table:table-cell>
          <table:table-cell office:value-type="string">
            <text:p>length is toch iets anders dan size. Vandaar de andere naamgeving. Alleen lijsten hebben lengte.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10"/>
          <table:table-cell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table:number-columns-repeated="252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style-name="ce10"/>
          <table:table-cell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3" office:value-type="string">
            <text:p>size()</text:p>
          </table:table-cell>
          <table:table-cell table:style-name="ce3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vert(ISet)</text:p>
          </table:table-cell>
          <table:table-cell/>
          <table:table-cell office:value-type="string">
            <text:p>remov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10"/>
          <table:table-cell table:number-columns-repeated="2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style-name="ce10"/>
          <table:table-cell table:number-columns-repeated="2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/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9">11/29/2008</text:date>, <text:time>23:3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1-29T23:30:52</dc:date>
    <meta:editing-cycles>20</meta:editing-cycles>
    <meta:editing-duration>PT46H15M05S</meta:editing-duration>
    <meta:document-statistic meta:table-count="3" meta:cell-count="883" meta:object-count="0"/>
    <meta:user-defined meta:name="Info 1"/>
    <meta:user-defined meta:name="Info 2"/>
    <meta:user-defined meta:name="Info 3"/>
    <meta:user-defined meta:name="Info 4"/>
  </office:meta>
</office:document-meta>
</file>